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b3d9b" officeooo:paragraph-rsid="000b3d9b"/>
    </style:style>
    <style:style style:name="P2" style:family="paragraph" style:parent-style-name="Standard">
      <style:text-properties fo:language="ru" fo:country="RU" style:text-underline-style="solid" style:text-underline-width="auto" style:text-underline-color="font-color" fo:font-weight="bold" officeooo:rsid="000b3d9b" officeooo:paragraph-rsid="000b3d9b" style:font-weight-asian="bold" style:font-weight-complex="bold"/>
    </style:style>
    <style:style style:name="P3" style:family="paragraph" style:parent-style-name="Standard">
      <style:text-properties fo:language="ru" fo:country="RU" style:text-underline-style="solid" style:text-underline-width="auto" style:text-underline-color="font-color" fo:font-weight="bold" officeooo:rsid="000ea4f6" officeooo:paragraph-rsid="000ea4f6" style:font-weight-asian="bold" style:font-weight-complex="bold"/>
    </style:style>
    <style:style style:name="P4" style:family="paragraph" style:parent-style-name="Standard">
      <style:text-properties fo:language="ru" fo:country="RU" officeooo:rsid="000ea4f6" officeooo:paragraph-rsid="000ea4f6"/>
    </style:style>
    <style:style style:name="P5" style:family="paragraph" style:parent-style-name="Standard">
      <style:text-properties fo:language="ru" fo:country="RU" officeooo:rsid="00123803" officeooo:paragraph-rsid="00123803"/>
    </style:style>
    <style:style style:name="P6" style:family="paragraph" style:parent-style-name="Standard">
      <style:text-properties fo:language="ru" fo:country="RU" fo:font-weight="bold" officeooo:rsid="00123803" officeooo:paragraph-rsid="00123803" style:font-weight-asian="bold" style:font-weight-complex="bold"/>
    </style:style>
    <style:style style:name="P7" style:family="paragraph" style:parent-style-name="Standard">
      <style:text-properties fo:language="en" fo:country="US" officeooo:rsid="000b3d9b" officeooo:paragraph-rsid="000d794e"/>
    </style:style>
    <style:style style:name="P8" style:family="paragraph" style:parent-style-name="Standard">
      <style:text-properties fo:language="en" fo:country="US" officeooo:rsid="000b3d9b" officeooo:paragraph-rsid="000ea4f6"/>
    </style:style>
    <style:style style:name="P9" style:family="paragraph" style:parent-style-name="Standard">
      <style:text-properties fo:language="en" fo:country="US" fo:font-weight="bold" officeooo:rsid="00118ed9" officeooo:paragraph-rsid="00118ed9" style:font-weight-asian="bold" style:font-weight-complex="bold"/>
    </style:style>
    <style:style style:name="P10" style:family="paragraph" style:parent-style-name="Standard">
      <style:text-properties officeooo:paragraph-rsid="000ea4f6"/>
    </style:style>
    <style:style style:name="P11" style:family="paragraph" style:parent-style-name="Standard">
      <style:text-properties officeooo:rsid="00123803" officeooo:paragraph-rsid="00123803"/>
    </style:style>
    <style:style style:name="P12" style:family="paragraph" style:parent-style-name="Standard">
      <style:text-properties fo:language="ru" fo:country="RU" officeooo:rsid="00101156" officeooo:paragraph-rsid="00101156"/>
    </style:style>
    <style:style style:name="P13" style:family="paragraph" style:parent-style-name="Standard">
      <style:text-properties fo:language="ru" fo:country="RU" officeooo:rsid="000ea4f6" officeooo:paragraph-rsid="000ea4f6"/>
    </style:style>
    <style:style style:name="P14" style:family="paragraph" style:parent-style-name="Standard">
      <style:text-properties fo:language="ru" fo:country="RU" officeooo:rsid="00123803" officeooo:paragraph-rsid="00123803"/>
    </style:style>
    <style:style style:name="P15" style:family="paragraph" style:parent-style-name="Standard">
      <style:text-properties fo:language="ru" fo:country="RU" fo:font-weight="bold" officeooo:rsid="00123803" officeooo:paragraph-rsid="00123803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d794e"/>
    </style:style>
    <style:style style:name="T3" style:family="text">
      <style:text-properties fo:language="ru" fo:country="RU" officeooo:rsid="000ea4f6"/>
    </style:style>
    <style:style style:name="T4" style:family="text">
      <style:text-properties fo:language="ru" fo:country="RU" officeooo:rsid="00123803"/>
    </style:style>
    <style:style style:name="T5" style:family="text">
      <style:text-properties fo:language="ru" fo:country="RU" officeooo:rsid="00152ba9"/>
    </style:style>
    <style:style style:name="T6" style:family="text">
      <style:text-properties fo:language="en" fo:country="US"/>
    </style:style>
    <style:style style:name="T7" style:family="text">
      <style:text-properties officeooo:rsid="000ea4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Для главной страницы:</text:p>
      <text:p text:style-name="P1"/>
      <text:p text:style-name="P7">Greenwich Club – <text:span text:style-name="T1">перв</text:span><text:span text:style-name="T3">ые</text:span><text:span text:style-name="T1"> языковые курсы в Ростове-на-Дону, где обучают английскому языку по ускоренной п</text:span><text:span text:style-name="T3">рограмме.</text:span><text:span text:style-name="T1"> </text:span><text:span text:style-name="T3">Э</text:span><text:span text:style-name="T1">то позволяет выучить язык в </text:span><text:span text:style-name="T2">почти в </text:span><text:span text:style-name="T1">2 раза быстрее и сэкономить до 60% </text:span><text:span text:style-name="T2">от</text:span><text:span text:style-name="T1"> стоимости обучения. Клуб регулярно проводит встречи с носителями языка совместно с </text:span>Starbucks <text:span text:style-name="T1">и киноклубы совместно с Питькофе.</text:span></text:p>
      <text:p text:style-name="P7"/>
      <text:p text:style-name="P12">Цена от 2990 руб. <text:s text:c="13"/>18 часов в месяц</text:p>
      <text:p text:style-name="P7"/>
      <text:p text:style-name="P7"/>
      <text:p text:style-name="P3">Описание:</text:p>
      <text:p text:style-name="P4"/>
      <text:p text:style-name="P4">Языковой клуб Greenwich Club начал свою работу в 2011 года в самом центре Ростова-на-Дону.</text:p>
      <text:p text:style-name="P8"/>
      <text:p text:style-name="P4">Клуб занимается ускоренным обучением английскому языку, обучением испанскому и итальянскому языкам.</text:p>
      <text:p text:style-name="P8"/>
      <text:p text:style-name="P4">Многие считают, что нужно потратить годы на то, чтобы выучить английский язык. Это слишком сложно, долго и дорого. </text:p>
      <text:p text:style-name="P8"/>
      <text:p text:style-name="P8"><text:span text:style-name="T3">В </text:span><text:span text:style-name="T7">Greenwich Club </text:span><text:span text:style-name="T3">знают как сократить срок изучения языка в 2 раза, сэкономить до 60% от стоимости обучения и получать удовольствие от общения на английском.</text:span></text:p>
      <text:p text:style-name="P8"/>
      <text:p text:style-name="P9"><text:span text:style-name="T3">Ф</text:span><text:span text:style-name="T1">ОТО 1</text:span></text:p>
      <text:p text:style-name="P8"/>
      <text:p text:style-name="P4">Как известно, степень владения английским делится на 6 уровней — от нулевого до свободного владения. </text:p>
      <text:p text:style-name="P8"/>
      <text:p text:style-name="P4">Обычно, прохождение 1 уровня английского занимает 6—7 месяцев. </text:p>
      <text:p text:style-name="P8"/>
      <text:p text:style-name="P4">С помощью особой клубной системы занятий вы сможете пройти 1 уровень в 2 раза быстрее — за 3 месяца. </text:p>
      <text:p text:style-name="P8"/>
      <text:p text:style-name="P4">Как это работает?</text:p>
      <text:p text:style-name="P8"/>
      <text:p text:style-name="P4">1. Оптимизированная методика. Упор на разговорный язык, четкая грамматика, оптимальная структура и продолжительность занятия. Ничего лишнего.</text:p>
      <text:p text:style-name="P4">2. Грамотные преподавателя. Настоящие профессионалы и энтузиасты своего дела. </text:p>
      <text:p text:style-name="P4">3. Постоянный мониторинг прогресса. Ваши результаты оцениваются по 7 показателям и находятся на контроле. </text:p>
      <text:p text:style-name="P4">4. Восполнение пропущенных занятий. Пропустили занятие? Система позволит вам наверстать упущенное без потерь.</text:p>
      <text:p text:style-name="P4">5. Практика с носителями языка. Делает изучение языка еще более эффективным.</text:p>
      <text:p text:style-name="P4">6. 100% гарантия результата. </text:p>
      <text:p text:style-name="P8"/>
      <text:p text:style-name="P8"><text:span text:style-name="T3">Для своих студентов </text:span><text:span text:style-name="T7">Greenwich Club</text:span><text:span text:style-name="T3"> регулярно проводи</text:span><text:span text:style-name="T7">n</text:span><text:span text:style-name="T3"> английские киноклубы вместе с кофейней “Питькофе” и разговорные встречи с носителями языка вместе с кофейней Starbucks. </text:span></text:p>
      <text:p text:style-name="P8"/>
      <text:p text:style-name="P8"><text:span text:style-name="T3">Факты о </text:span><text:span text:style-name="T7">Greenwich Club</text:span><text:span text:style-name="T3">:</text:span></text:p>
      <text:p text:style-name="P8"/>
      <text:p text:style-name="P4"><text:soft-page-break/>1. Открытие 9 сентября 2011</text:p>
      <text:p text:style-name="P4">2. Более 700 довольных студентов</text:p>
      <text:p text:style-name="P4">3. Организовали 7 групповых поездок в Лондон для 68 человек.</text:p>
      <text:p text:style-name="P4">4. Клубу доверили обучение своих сотрудников ЗАРА СНГ, РОСБАНК, БАНК ВТБ, ИНДУСТРИЯ КРАСОТЫ, ААА МОТОРС и др.</text:p>
      <text:p text:style-name="P4">5. Организовали и провели множество уникальных мероприятий, среди них: мастер-классы по изучению языков, кулинарные и гастрономические воркшопы, семинар совместно с ведущим кадровым агентством, киноклубы и даже виски-мастер-классы!</text:p>
      <text:p text:style-name="P8"/>
      <text:p text:style-name="P10"><text:span text:style-name="T3">Запишитесь на пробное занятие </text:span><text:span text:style-name="T4">прямо сейчас! Завтра </text:span><text:span text:style-name="T5">знач</text:span><text:span text:style-name="T4">ит никогда!</text:span></text:p>
      <text:p text:style-name="P10"/>
      <text:p text:style-name="P10"/>
      <text:p text:style-name="P5">Отзывы (фото отдельными файлами).</text:p>
      <text:p text:style-name="P11"/>
      <text:p text:style-name="P6">Артем Трегубов</text:p>
      <text:p text:style-name="P11"><text:a xlink:type="simple" xlink:href="https://vk.com/id5858031"><text:span text:style-name="T1">https://vk.com/id5858031</text:span></text:a></text:p>
      <text:p text:style-name="P11"><text:span text:style-name="T1">ссылка на отзыв </text:span><text:a xlink:type="simple" xlink:href="https://vk.com/topic-30009464_26749654?post=55">https://vk.com/topic-30009464_26749654?post=55</text:a></text:p>
      <text:p text:style-name="P11"/>
      <text:p text:style-name="P5">Текст:</text:p>
      <text:p text:style-name="P5">С удовольствием занимался в данном клубе, пока не переехал в Москву. Преподаватели гармонично развивают как грамматическую базу, так и разговорные навыки! Буквально за пару месяцев уровень моих знаний значительно вырос. Советую всем !!!</text:p>
      <text:p text:style-name="P5"/>
      <text:p text:style-name="P6">Олеся Мельникова</text:p>
      <text:p text:style-name="P5"><text:a xlink:type="simple" xlink:href="https://vk.com/olesia_311">https://vk.com/olesia_311</text:a></text:p>
      <text:p text:style-name="P5">ссылка на отзыв <text:a xlink:type="simple" xlink:href="https://vk.com/topic-30009464_26749654?post=216">https://vk.com/topic-30009464_26749654?post=216</text:a></text:p>
      <text:p text:style-name="P5"/>
      <text:p text:style-name="P5">Текст:</text:p>
      <text:p text:style-name="P5">Совершенно случайно стала студентом <text:span text:style-name="T6">Greenwich</text:span> Club. Посещала субботние дискашены и муви клабы - понравился коллектив, гостеприимная атмосфера, отличная организация мероприятий, высокий уровень знания языка у преподавателей. Была приятно удивлена, встретив людей действительно любящих свою профессию, а не просто тех, кто выполняет свою работу механически. Поэтому, узнав, что в школе преподают уровень Advanced (что большая редкость в языковых школах Ростова), долго не думала и записалась в группу. К положительным моментам также могу отнести сравнительно небольшое количество человек в группах, что дает преподавателям возможность уделять максимум внимания каждому учащемуся. Отдельное большое спасибо дирекции школы за понимание и за то, что пошли на помощь и учли наше мнение в выборе преподавателя! Конечно же спасибо Марии, как очень грамотному преподавателю!</text:p>
      <text:p text:style-name="P5"/>
      <text:p text:style-name="P5"/>
      <text:p text:style-name="P6">Дмитрий Драшко</text:p>
      <text:p text:style-name="P5"><text:a xlink:type="simple" xlink:href="https://vk.com/drashko">https://vk.com/drashko</text:a></text:p>
      <text:p text:style-name="P5">ссылка на отзыв <text:a xlink:type="simple" xlink:href="https://vk.com/topic-30009464_26749654?post=183">https://vk.com/topic-30009464_26749654?post=183</text:a></text:p>
      <text:p text:style-name="P5"/>
      <text:p text:style-name="P5">Текст:</text:p>
      <text:p text:style-name="P5">Хожу на английский в Greenwich уже без малого год. Когда ставил выбор для себя английской школы, обошел около 10 школ, везде проходил собеседования. Именно Greenwich стал для меня конечным пунктом, как только я первый раз там оказался. Сразу понравилось то, как построено общение преподавателей и администраторов со студентами - это не может не притягивать. По поводу расположения, интерьера и всяких вкусностей к чаю - всё мне подходит. :) По уровню преподавателей могу судить уверенно, т.к. бывал на уроках и у <text:soft-page-break/>других, когда замещали моего, и плюс к нескольким еще ходила моя жена: все преподают очень живо, интересно, поэтому ко всем хочется попасть на урок :) Еще меня впечатляет внеурочная деятельность: это разговорный клуб с носителями языка по выходным (периодически они меняются), всякие совместные корпоративчики, просмотры фильмов, поездки за рубеж по нескольку раз в год (но это уже за отдельную плату). На все эти мероприятия хочется ходить, но получается редко, т.к. время на выходных очень драгоценно... Хотя, по кол-ву посетителей разговорных клубов иногда кажется, что они жертвуют многим во время уик-энда ради этого - и порой в Greenwich не протолпиться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14M56S</meta:editing-duration>
    <meta:editing-cycles>10</meta:editing-cycles>
    <meta:generator>LibreOffice/4.2.4.2$Windows_x86 LibreOffice_project/63150712c6d317d27ce2db16eb94c2f3d7b699f8</meta:generator>
    <dc:date>2016-02-04T15:40:07.950000000</dc:date>
    <meta:document-statistic meta:table-count="0" meta:image-count="0" meta:object-count="0" meta:page-count="3" meta:paragraph-count="43" meta:word-count="696" meta:character-count="5030" meta:non-whitespace-character-count="4354"/>
    <meta:user-defined meta:name="Info 1"/>
    <meta:user-defined meta:name="Info 2"/>
    <meta:user-defined meta:name="Info 3"/>
    <meta:user-defined meta:name="Info 4"/>
  </office:meta>
</office:document-meta>
</file>